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okie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okieMap.ServletCookieMap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okieMap.get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CookieMap.entry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Cookie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okie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okie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CookieMap.putAll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okie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okie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okieMap.key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CookieMap.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CookieMap.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Cookie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okieMap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okieMap.containsValue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